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list-style-name="LFO27" style:family="paragraph"/>
    <style:style style:name="P3" style:parent-style-name="ListParagraph" style:list-style-name="LFO27" style:family="paragraph"/>
    <style:style style:name="P4" style:parent-style-name="ListParagraph" style:list-style-name="LFO27" style:family="paragraph"/>
    <style:style style:name="P5" style:parent-style-name="ListParagraph" style:list-style-name="LFO27" style:family="paragraph"/>
    <style:style style:name="P6" style:parent-style-name="ListParagraph" style:list-style-name="LFO28" style:family="paragraph"/>
    <style:style style:name="P7" style:parent-style-name="ListParagraph" style:list-style-name="LFO28" style:family="paragraph"/>
    <style:style style:name="P8" style:parent-style-name="ListParagraph" style:list-style-name="LFO28" style:family="paragraph"/>
    <style:style style:name="P9" style:parent-style-name="ListParagraph" style:list-style-name="LFO28" style:family="paragraph"/>
    <style:style style:name="P10" style:parent-style-name="ListParagraph" style:list-style-name="LFO29" style:family="paragraph"/>
    <style:style style:name="P11" style:parent-style-name="ListParagraph" style:list-style-name="LFO29" style:family="paragraph"/>
    <style:style style:name="P12" style:parent-style-name="ListParagraph" style:list-style-name="LFO29" style:family="paragraph"/>
    <style:style style:name="P13" style:parent-style-name="ListParagraph" style:list-style-name="LFO29" style:family="paragraph"/>
    <style:style style:name="P14" style:parent-style-name="ListParagraph" style:list-style-name="LFO29" style:family="paragraph"/>
    <style:style style:name="P15" style:parent-style-name="ListParagraph" style:list-style-name="LFO30" style:family="paragraph"/>
    <style:style style:name="P16" style:parent-style-name="ListParagraph" style:list-style-name="LFO30" style:family="paragraph"/>
    <style:style style:name="P17" style:parent-style-name="ListParagraph" style:list-style-name="LFO30" style:family="paragraph"/>
    <style:style style:name="P18" style:parent-style-name="ListParagraph" style:list-style-name="LFO30" style:family="paragraph"/>
    <style:style style:name="P19" style:parent-style-name="ListParagraph" style:list-style-name="LFO31" style:family="paragraph"/>
    <style:style style:name="P20" style:parent-style-name="ListParagraph" style:list-style-name="LFO31" style:family="paragraph"/>
    <style:style style:name="P21" style:parent-style-name="ListParagraph" style:list-style-name="LFO31" style:family="paragraph"/>
    <style:style style:name="P22" style:parent-style-name="ListParagraph" style:list-style-name="LFO31" style:family="paragraph"/>
    <style:style style:name="P23" style:parent-style-name="ListParagraph" style:list-style-name="LFO31" style:family="paragraph"/>
    <style:style style:name="P24" style:parent-style-name="ListParagraph" style:list-style-name="LFO32" style:family="paragraph"/>
    <style:style style:name="P25" style:parent-style-name="ListParagraph" style:list-style-name="LFO32" style:family="paragraph"/>
    <style:style style:name="P26" style:parent-style-name="ListParagraph" style:list-style-name="LFO32" style:family="paragraph"/>
    <style:style style:name="P27" style:parent-style-name="ListParagraph" style:list-style-name="LFO32" style:family="paragraph"/>
    <style:style style:name="P28" style:parent-style-name="ListParagraph" style:list-style-name="LFO33" style:family="paragraph"/>
    <style:style style:name="P29" style:parent-style-name="ListParagraph" style:list-style-name="LFO33" style:family="paragraph"/>
    <style:style style:name="P30" style:parent-style-name="ListParagraph" style:list-style-name="LFO33" style:family="paragraph"/>
    <style:style style:name="P31" style:parent-style-name="ListParagraph" style:list-style-name="LFO33" style:family="paragraph"/>
    <style:style style:name="P32" style:parent-style-name="ListParagraph" style:list-style-name="LFO33" style:family="paragraph"/>
    <style:style style:name="P33" style:parent-style-name="ListParagraph" style:list-style-name="LFO33" style:family="paragraph"/>
    <style:style style:name="P34" style:parent-style-name="ListParagraph" style:list-style-name="LFO34" style:family="paragraph"/>
    <style:style style:name="P35" style:parent-style-name="ListParagraph" style:list-style-name="LFO34" style:family="paragraph"/>
    <style:style style:name="P36" style:parent-style-name="ListParagraph" style:list-style-name="LFO34" style:family="paragraph"/>
    <style:style style:name="P37" style:parent-style-name="ListParagraph" style:list-style-name="LFO34" style:family="paragraph"/>
    <style:style style:name="P38" style:parent-style-name="ListParagraph" style:list-style-name="LFO34" style:family="paragraph"/>
    <style:style style:name="P39" style:parent-style-name="ListParagraph" style:list-style-name="LFO34" style:family="paragraph"/>
    <style:style style:name="P40" style:parent-style-name="ListParagraph" style:list-style-name="LFO35" style:family="paragraph"/>
    <style:style style:name="P41" style:parent-style-name="ListParagraph" style:list-style-name="LFO35" style:family="paragraph"/>
    <style:style style:name="P42" style:parent-style-name="ListParagraph" style:list-style-name="LFO35" style:family="paragraph"/>
    <style:style style:name="P43" style:parent-style-name="ListParagraph" style:list-style-name="LFO35" style:family="paragraph"/>
    <style:style style:name="P44" style:parent-style-name="ListParagraph" style:list-style-name="LFO35" style:family="paragraph"/>
    <style:style style:name="P45" style:parent-style-name="ListParagraph" style:list-style-name="LFO36" style:family="paragraph"/>
    <style:style style:name="P46" style:parent-style-name="ListParagraph" style:list-style-name="LFO36" style:family="paragraph"/>
    <style:style style:name="P47" style:parent-style-name="ListParagraph" style:list-style-name="LFO36" style:family="paragraph"/>
    <style:style style:name="P48" style:parent-style-name="ListParagraph" style:list-style-name="LFO36" style:family="paragraph"/>
    <style:style style:name="P49" style:parent-style-name="ListParagraph" style:list-style-name="LFO37" style:family="paragraph"/>
    <style:style style:name="P50" style:parent-style-name="ListParagraph" style:list-style-name="LFO37" style:family="paragraph"/>
    <style:style style:name="P51" style:parent-style-name="ListParagraph" style:list-style-name="LFO37" style:family="paragraph"/>
    <style:style style:name="P52" style:parent-style-name="ListParagraph" style:list-style-name="LFO37" style:family="paragraph"/>
    <style:style style:name="P53" style:parent-style-name="ListParagraph" style:list-style-name="LFO37" style:family="paragraph"/>
    <style:style style:name="P54" style:parent-style-name="ListParagraph" style:list-style-name="LFO38" style:family="paragraph"/>
    <style:style style:name="P55" style:parent-style-name="ListParagraph" style:list-style-name="LFO38" style:family="paragraph"/>
    <style:style style:name="P56" style:parent-style-name="ListParagraph" style:list-style-name="LFO38" style:family="paragraph"/>
    <style:style style:name="P57" style:parent-style-name="ListParagraph" style:list-style-name="LFO38" style:family="paragraph"/>
    <style:style style:name="P58" style:parent-style-name="ListParagraph" style:list-style-name="LFO39" style:family="paragraph"/>
    <style:style style:name="P59" style:parent-style-name="ListParagraph" style:list-style-name="LFO39" style:family="paragraph"/>
    <style:style style:name="P60" style:parent-style-name="ListParagraph" style:list-style-name="LFO39" style:family="paragraph"/>
    <style:style style:name="P61" style:parent-style-name="ListParagraph" style:list-style-name="LFO39" style:family="paragraph"/>
    <style:style style:name="P62" style:parent-style-name="ListParagraph" style:list-style-name="LFO39" style:family="paragraph"/>
    <style:style style:name="P63" style:parent-style-name="ListParagraph" style:list-style-name="LFO39" style:family="paragraph"/>
  </office:automatic-styles>
  <office:body>
    <office:text text:use-soft-page-breaks="true">
      <text:p text:style-name="P1">Cox's Aura - The Ultimate Beach Destination</text:p>
      <text:p text:style-name="Subtitle">Discover the beauty, culture and adventures waiting for you on Cox's Bazar, the longest natural sea beach in the world.</text:p>
      <text:h text:style-name="Heading1" text:outline-level="1">Explore Cox's Bazar</text:h>
      <text:list text:style-name="LFO27" text:continue-numbering="true">
        <text:list-item>
          <text:p text:style-name="P2">Find your perfect beach resort, from luxury to budget-friendly, and enjoy the stunning views of the Bay of Bengal.</text:p>
        </text:list-item>
        <text:list-item>
          <text:p text:style-name="P3">Experience the rich history and culture of the local people, and learn about their traditions, cuisine and crafts.</text:p>
        </text:list-item>
        <text:list-item>
          <text:p text:style-name="P4">Adventure awaits you on Cox's Bazar, whether you want to surf, snorkel, hike, bike, or just relax on the sand.</text:p>
        </text:list-item>
        <text:list-item>
          <text:p text:style-name="P5">Plan your trip with our travel tips, guides, and deals, and make the most of your time on Cox's Bazar.</text:p>
        </text:list-item>
      </text:list>
      <text:h text:style-name="Heading1" text:outline-level="1">What's New on Cox's Bazar</text:h>
      <text:list text:style-name="LFO28" text:continue-numbering="true">
        <text:list-item>
          <text:p text:style-name="P6">Check out the latest events and festivals happening on Cox's Bazar, and join the fun and excitement.</text:p>
        </text:list-item>
        <text:list-item>
          <text:p text:style-name="P7">Discover the new attractions and activities that have opened on Cox's Bazar, and add them to your itinerary.</text:p>
        </text:list-item>
        <text:list-item>
          <text:p text:style-name="P8">Read the stories and reviews of travelers who have visited Cox's Bazar, and get inspired by their experiences.</text:p>
        </text:list-item>
        <text:list-item>
          <text:p text:style-name="P9">Share your own photos and videos of Cox's Bazar, and tag them with #coxsaura to be featured on our website.</text:p>
        </text:list-item>
      </text:list>
      <text:h text:style-name="Heading1" text:outline-level="1">Contact Us</text:h>
      <text:list text:style-name="LFO29" text:continue-numbering="true">
        <text:list-item>
          <text:p text:style-name="P10">If you have any questions or feedback about Cox's Aura, please feel free to contact us at info@coxsaura.com</text:p>
        </text:list-item>
        <text:list-item>
          <text:p text:style-name="P11">You can also follow us on social media and stay updated on the latest news and offers from Cox's Aura.</text:p>
        </text:list-item>
        <text:list-item>
          <text:p text:style-name="P12">Facebook: [URL]</text:p>
        </text:list-item>
        <text:list-item>
          <text:p text:style-name="P13">Twitter: [URL]</text:p>
        </text:list-item>
        <text:list-item>
          <text:p text:style-name="P14">Instagram: [URL]</text:p>
        </text:list-item>
      </text:list>
      <text:h text:style-name="Heading1" text:outline-level="1">Privacy Policy</text:h>
      <text:p text:style-name="Normal">This privacy policy explains how we collect, use, and protect your personal information when you visit our website, use our services, or interact with us. Please read this policy carefully and contact us if you have any questions or concerns.</text:p>
      <text:h text:style-name="Heading2" text:outline-level="2">What information do we collect?</text:h>
      <text:p text:style-name="Normal">We may collect the following types of information from you:</text:p>
      <text:list text:style-name="LFO30" text:continue-numbering="true">
        <text:list-item>
          <text:p text:style-name="P15">Personal information that you voluntarily provide to us, such as your name, email address, phone number, or other contact details.</text:p>
        </text:list-item>
        <text:list-item>
          <text:p text:style-name="P16">Technical information that is automatically collected when you access our website, such as your IP address, browser type, device type, operating system, or other information that helps us improve our website and services.</text:p>
        </text:list-item>
        <text:list-item>
          <text:p text:style-name="P17">Usage information that is generated when you use our website or services, such as the pages you visit, the time and duration of your visit, the links you click, or the features you use.</text:p>
        </text:list-item>
        <text:list-item>
          <text:p text:style-name="P18">Cookies and similar technologies that are used to enhance your experience on our website, such as remembering your preferences, personalizing your content, or delivering relevant ads.</text:p>
        </text:list-item>
      </text:list>
      <text:h text:style-name="Heading2" text:outline-level="2">How do we use your information?</text:h>
      <text:p text:style-name="Normal">We may use your information for the following purposes:</text:p>
      <text:list text:style-name="LFO31" text:continue-numbering="true">
        <text:list-item>
          <text:p text:style-name="P19">To provide you with the website and services that you request, such as booking a resort, sending you a confirmation email, or responding to your inquiries.</text:p>
        </text:list-item>
        <text:list-item>
          <text:p text:style-name="P20">To communicate with you about our website and services, such as sending you newsletters, updates, offers, or surveys.</text:p>
        </text:list-item>
        <text:list-item>
          <text:p text:style-name="P21">To improve and optimize our website and services, such as analyzing user behavior, testing new features, or resolving technical issues.</text:p>
        </text:list-item>
        <text:list-item>
          <text:p text:style-name="P22">To protect and secure our website and services, such as detecting and preventing fraud, spam, or unauthorized access.</text:p>
        </text:list-item>
        <text:list-item>
          <text:p text:style-name="P23">To comply with our legal obligations, such as responding to lawful requests from authorities, enforcing our terms and conditions, or defending our rights and interests.</text:p>
        </text:list-item>
      </text:list>
      <text:soft-page-break/>
      <text:h text:style-name="Heading2" text:outline-level="2">How do we share your information?</text:h>
      <text:p text:style-name="Normal">We may share your information with the following parties:</text:p>
      <text:list text:style-name="LFO32" text:continue-numbering="true">
        <text:list-item>
          <text:p text:style-name="P24">Third-party service providers that help us operate our website and services, such as hosting, payment, analytics, or marketing providers. We only share your information with these providers to the extent necessary for them to perform their services for us, and we require them to protect your information and comply with applicable laws.</text:p>
        </text:list-item>
        <text:list-item>
          <text:p text:style-name="P25">Business partners that offer products or services that may be of interest to you, such as travel agencies, tour operators, or other affiliates. We only share your information with these partners with your consent, and you can opt out of receiving their communications at any time.</text:p>
        </text:list-item>
        <text:list-item>
          <text:p text:style-name="P26">Other users or visitors of our website, if you choose to share your information publicly, such as posting a review, a comment, or a photo. Please be aware that any information you share publicly may be accessed, used, or disclosed by others, and we are not responsible for their actions.</text:p>
        </text:list-item>
        <text:list-item>
          <text:p text:style-name="P27">Law enforcement or regulatory authorities, if we are required or permitted to do so by law, such as in response to a subpoena, a court order, or a legal process.</text:p>
        </text:list-item>
      </text:list>
      <text:h text:style-name="Heading2" text:outline-level="2">How do we protect your information?</text:h>
      <text:p text:style-name="Normal">We take reasonable measures to protect your information from unauthorized access, use, or disclosure. We use encryption, firewalls, and other security technologies to safeguard your information. However, no website or service is completely secure, and we cannot guarantee that your information will be safe from hackers, breaches, or other risks.</text:p>
      <text:h text:style-name="Heading2" text:outline-level="2">How long do we keep your information?</text:h>
      <text:p text:style-name="Normal">We keep your information for as long as necessary to fulfill the purposes for which we collected it, or as required by law. When we no longer need your information, we delete it from our systems or anonymize it so that it cannot be linked back to you.</text:p>
      <text:h text:style-name="Heading2" text:outline-level="2">What are your choices and rights?</text:h>
      <text:p text:style-name="Normal">You have the following choices and rights regarding your information:</text:p>
      <text:list text:style-name="LFO33" text:continue-numbering="true">
        <text:list-item>
          <text:p text:style-name="P28">You can access, update, or delete your personal information by logging into your account on our website, or by contacting us at info@coxsaura.com.</text:p>
        </text:list-item>
        <text:list-item>
          <text:p text:style-name="P29">You can opt out of receiving marketing emails from us or our partners by clicking on the unsubscribe link in the email, or by contacting us at info@coxsaura.com.</text:p>
        </text:list-item>
        <text:list-item>
          <text:p text:style-name="P30">You can manage your cookie preferences by adjusting your browser settings, or by using the cookie consent tool on our website.</text:p>
        </text:list-item>
        <text:list-item>
          <text:p text:style-name="P31">You can request a copy of your personal information that we hold, or ask us to transfer it to another service provider, by contacting us at info@coxsaura.com.</text:p>
        </text:list-item>
        <text:list-item>
          <text:p text:style-name="P32">You can object to or restrict our processing of your personal information, or withdraw your consent at any time, by contacting us at info@coxsaura.com.</text:p>
        </text:list-item>
        <text:list-item>
          <text:p text:style-name="P33">You can lodge a complaint with the relevant data protection authority if you believe that we have violated your privacy rights.</text:p>
        </text:list-item>
      </text:list>
      <text:h text:style-name="Heading2" text:outline-level="2">How do we update this policy?</text:h>
      <text:p text:style-name="Normal">We may update this policy from time to time to reflect changes in our practices, technologies, or laws. We will notify you of any material changes by posting a notice on our website, or by sending you an email. Your continued use of our website or services after the update means that you accept the updated policy. We encourage you to review this policy periodically to stay informed about how we collect, use, and share your information.</text:p>
      <text:h text:style-name="Heading2" text:outline-level="2">How can you contact us?</text:h>
      <text:p text:style-name="Normal">If you have any questions or comments about this policy, or if you want to exercise your choices and rights regarding your information, please contact us at:</text:p>
      <text:p text:style-name="Normal">Cox's Aura</text:p>
      <text:p text:style-name="Normal">[ADDRESS]</text:p>
      <text:p text:style-name="Normal">info@coxsaura.com</text:p>
      <text:h text:style-name="Heading1" text:outline-level="1">Terms and Conditions</text:h>
      <text:p text:style-name="Normal">These terms and conditions govern your use of our website and services. By accessing or using our website or services, you agree to be bound by these terms and conditions. If you do not agree with these terms and conditions, you must not use our website or services. Please read these terms and conditions carefully and contact us if you have any questions or concerns.</text:p>
      <text:h text:style-name="Heading2" text:outline-level="2">Definitions</text:h>
      <text:p text:style-name="Normal">In these terms and conditions, the following words have the following meanings:</text:p>
      <text:list text:style-name="LFO34" text:continue-numbering="true">
        <text:list-item>
          <text:p text:style-name="P34">"We", "us", "our" refer to Cox's Aura, the owner and operator of the website and services.</text:p>
        </text:list-item>
        <text:list-item>
          <text:p text:style-name="P35">"You", "your" refer to the user or visitor of the website or services.</text:p>
        </text:list-item>
        <text:list-item>
          <text:p text:style-name="P36">"Website" refers to the website located at [URL], and any subdomains, pages, or features thereof.</text:p>
        </text:list-item>
        <text:list-item>
          <text:p text:style-name="P37">"Services" refer to the online platform that allows you to book resorts, activities, and other travel-related products or services offered by us or our partners.</text:p>
        </text:list-item>
        <text:list-item>
          <text:p text:style-name="P38">"Partners" refer to the third-party providers of resorts, activities, and other travel-related products or services that are featured on our website or services.</text:p>
        </text:list-item>
        <text:list-item>
          <text:p text:style-name="P39">"Booking" refers to the reservation or purchase of a resort, activity, or other travel-related product or service through our website or services.</text:p>
        </text:list-item>
      </text:list>
      <text:h text:style-name="Heading2" text:outline-level="2">Use of the website and services</text:h>
      <text:p text:style-name="Normal">You may use the website and services for your personal, non-commercial purposes only. You must not use the website or services for any illegal, fraudulent, or harmful purposes, or in any way that violates the rights of others. You must also comply with any applicable laws, rules, and regulations when using the website or services.</text:p>
      <text:p text:style-name="Normal">You are responsible for providing and maintaining your own device, internet connection, and software that are necessary to access and use the website and services. You are also responsible for protecting your device, account, and password from unauthorized access or use. You must notify us immediately if you suspect any unauthorized access or use of your account or password.</text:p>
      <text:p text:style-name="Normal">We reserve the right to modify, suspend, or terminate the website or services, or any part thereof, at any time, for any reason, without prior notice or liability to you. We also reserve the right to limit, restrict, or block your access or use of the website or services, or any part thereof, at any time, for any reason, without prior notice or liability to you.</text:p>
      <text:h text:style-name="Heading2" text:outline-level="2">Content on the website and services</text:h>
      <text:p text:style-name="Normal">The content on the website and services, including but not limited to text, images, videos, logos, trademarks, and other materials, are the property of us or our partners, and are protected by copyright, trademark, and other intellectual property laws. You may not copy, reproduce, distribute, display, modify, or create derivative works from the content without our prior written consent or the consent of the respective owners.</text:p>
      <text:p text:style-name="Normal">We do not guarantee the accuracy, completeness, timeliness, or reliability of the content on the website or services. The content is provided for informational purposes only, and is not intended to constitute professional advice, recommendation, or endorsement of any product or service. You should always verify the content before making any decisions based on it.</text:p>
      <text:soft-page-break/>
      <text:p text:style-name="Normal">We may allow you to submit, upload, post, or share your own content on the website or services, such as reviews, comments, photos, or videos. By doing so, you grant us a non-exclusive, royalty-free, worldwide, perpetual, and irrevocable license to use, reproduce, distribute, display, modify, and create derivative works from your content for any purpose, without compensation or attribution to you. You also waive any moral rights or claims that you may have in your content.</text:p>
      <text:p text:style-name="Normal">You are solely responsible for your own content, and you represent and warrant that your content does not infringe the rights of others, or violate any laws, rules, or regulations. You also agree to indemnify and hold us harmless from any claims, damages, or liabilities arising from your content. We reserve the right to remove, edit, or reject any content that we deem inappropriate, offensive, unlawful, or otherwise objectionable, at our sole discretion, without prior notice or liability to you.</text:p>
      <text:h text:style-name="Heading2" text:outline-level="2">Bookings on the website and services</text:h>
      <text:p text:style-name="Normal">You may book resorts, activities, and other travel-related products or services offered by our partners through our website or services. When you make a booking, you enter into a contract directly with the partner, and not with us. We act only as an intermediary between you and the partner, and we are not a party to the contract or responsible for the performance or quality of the product or service.</text:p>
      <text:p text:style-name="Normal">You are responsible for reading and understanding the terms and conditions, policies, and descriptions of the partner before making a booking. You are also responsible for verifying the availability, price, and details of the product or service before making a booking. You are also responsible for paying the full amount of the booking, including any taxes, fees, or charges, at the time of booking, unless otherwise specified by the partner.</text:p>
      <text:p text:style-name="Normal">We do not guarantee the availability, accuracy, completeness, or reliability of the products or services offered by our partners. We do not endorse, recommend, or guarantee the quality, safety, or suitability of the products or services offered by our partners. You should always exercise caution and due diligence when booking products or services through our website or services.</text:p>
      <text:p text:style-name="Normal">We are not liable for any claims, damages, or liabilities arising from the products or services offered by our partners, or from the acts, omissions, or errors of the partners. You agree to indemnify and hold us harmless from any claims, damages, or liabilities arising from your booking or use of the products or services offered by our partners.</text:p>
      <text:soft-page-break/>
      <text:h text:style-name="Heading2" text:outline-level="2">Cancellations, changes, and refunds</text:h>
      <text:p text:style-name="Normal">The cancellations, changes, and refunds of your booking are subject to the terms and conditions, policies, and procedures of the partner. You must contact the partner directly to request or process any cancellations, changes, or refunds of your booking. We are not responsible for the cancellations, changes, or refunds of your booking, or for any fees, charges, or penalties that may apply.</text:p>
      <text:p text:style-name="Normal">We may charge a service fee for facilitating your booking through our website or services. This service fee is non-refundable, unless otherwise specified by us. We may also charge a cancellation fee, a change fee, or a refund fee, if you cancel, change, or request a refund of your booking through our website or services. These fees are separate from the fees, charges, or penalties that may apply by the partner.</text:p>
      <text:h text:style-name="Heading2" text:outline-level="2">Disclaimer of warranties</text:h>
      <text:p text:style-name="Normal">The website and services are provided "as is" and "as available", without any warranties of any kind, either express or implied. We disclaim all warranties, including but not limited to warranties of merchantability, fitness for a particular purpose, non-infringement, accuracy, completeness, timeliness, or reliability. We do not warrant that the website or services will be uninterrupted, error-free, secure, or free of viruses or other harmful components. We do not warrant that the results that may be obtained from the use of the website or services will be accurate or reliable. You use the website and services at your own risk and discretion.</text:p>
      <text:h text:style-name="Heading2" text:outline-level="2">Limitation of liability</text:h>
      <text:p text:style-name="Normal">To the fullest extent permitted by law, we are not liable for any direct, indirect, incidental, special, consequential, or exemplary damages, including but not limited to damages for loss of profits, revenue, data, goodwill, or other intangible losses, arising from or relating to the use of or inability to use the website or services, or from any product or service booked through the website or services. Our total liability for any claim arising from or relating to the use of or inability to use the website or services, or from any product or service booked through the website or services, is limited to the amount paid by you for the product or service, or the service fee, whichever is lower.</text:p>
      <text:h text:style-name="Heading2" text:outline-level="2">Indemnification</text:h>
      <text:p text:style-name="Normal">You agree to indemnify and hold us, our affiliates, directors, officers, employees, agents, and partners harmless from any claims, damages, liabilities, costs, or expenses, including reasonable attorney fees, arising from or relating to your use of or inability to use the<text:s/><text:soft-page-break/>website or services, your violation of these terms and conditions, your violation of the rights of others, or your content.</text:p>
      <text:h text:style-name="Heading2" text:outline-level="2">Governing law and jurisdiction</text:h>
      <text:p text:style-name="Normal">These terms and conditions are governed by and construed in accordance with the laws of [COUNTRY], without regard to its conflict of law principles. You agree to submit to the exclusive jurisdiction of the courts of [COUNTRY] for any dispute arising from or relating to these terms and conditions, or your use of or inability to use the website or services.</text:p>
      <text:h text:style-name="Heading2" text:outline-level="2">Severability</text:h>
      <text:p text:style-name="Normal">If any provision of these terms and conditions is found to be invalid, illegal, or unenforceable by a court of competent jurisdiction, the remaining provisions will remain in full force and effect, and the invalid, illegal, or unenforceable provision will be deemed modified to the extent necessary to make it valid, legal, and enforceable.</text:p>
      <text:h text:style-name="Heading2" text:outline-level="2">Waiver</text:h>
      <text:p text:style-name="Normal">No waiver of any provision of these terms and conditions, or of any right or remedy under these terms and conditions, will be effective unless in writing and signed by us. Any waiver will be effective only in the specific instance and for the specific purpose given. No failure or delay by us in exercising any right or remedy under these terms and conditions will constitute a waiver of such right or remedy, or of any other right or remedy.</text:p>
      <text:h text:style-name="Heading2" text:outline-level="2">Entire agreement</text:h>
      <text:p text:style-name="Normal">These terms and conditions, together with our privacy policy and any other policies or notices posted on the website or services, constitute the entire agreement between you and us regarding your use of the website and services, and supersede any prior or contemporaneous agreements, communications, or understandings, whether oral or written, between you and us regarding your use of the website or services.</text:p>
      <text:h text:style-name="Heading2" text:outline-level="2">Changes to these terms and conditions</text:h>
      <text:p text:style-name="Normal">We may change these terms and conditions from time to time to reflect changes in our practices, technologies, or laws. We will notify you of any material changes by posting a notice on the website, or by sending you an email. Your continued use of the website or services after the change means that you accept the updated terms and conditions. We encourage you to review these terms and conditions periodically to stay informed about how we govern your use of the website and services.</text:p>
      <text:soft-page-break/>
      <text:h text:style-name="Heading2" text:outline-level="2">Contact us</text:h>
      <text:p text:style-name="Normal">If you have any questions or comments about these terms and conditions, or if you want to report any violations of these terms and conditions, please contact us at:</text:p>
      <text:p text:style-name="Normal">Cox's Aura</text:p>
      <text:p text:style-name="Normal">[ADDRESS]</text:p>
      <text:p text:style-name="Normal">info@coxsaura.com</text:p>
      <text:h text:style-name="Heading1" text:outline-level="1">Cox's Bazar Overview</text:h>
      <text:p text:style-name="Normal">Cox's Bazar is a coastal town and a district in the southeast of Bangladesh. It is famous for its long natural sandy beach, which stretches for 120 km and is the longest natural sea beach in the world. Cox's Bazar is also known for its scenic beauty, diverse wildlife, and rich cultural heritage.</text:p>
      <text:p text:style-name="Normal">Cox's Bazar was named after Captain Hiram Cox, a British officer who served in the region in the 18th century. He established a market and a settlement for the local people, who were mostly fishermen and refugees from Arakan, now known as Rakhine State in Myanmar. Cox's Bazar was a part of the Chittagong Division until 1984, when it became a separate district.</text:p>
      <text:p text:style-name="Normal">Cox's Bazar is a popular tourist destination for both domestic and foreign visitors. It offers a variety of attractions and activities, such as sunbathing, swimming, surfing, fishing, boating, hiking, biking, golfing, and shopping. Cox's Bazar is also home to several historical and religious sites, such as the Aggmeda Khyang, a Buddhist monastery, the Ramu, a village with Buddhist temples and statues, and the Himchari, a waterfall and a Hindu temple.</text:p>
      <text:p text:style-name="Normal">Cox's Bazar is also a gateway to explore the nearby islands and coral reefs, such as the Sonadia Island, the Moheshkhali Island, the Kutubdia Island, the St. Martin's Island, and the Teknaf Peninsula. These places offer stunning views of the sea, the mountains, and the forests, as well as opportunities to see rare and endangered species of animals and plants, such as the olive ridley turtles, the Irrawaddy dolphins, the saltwater crocodiles, and the mangroves.</text:p>
      <text:p text:style-name="Normal">Cox's Bazar is a place where you can experience the best of nature, culture, and adventure. It is a place where you can relax, rejuvenate, and rediscover yourself. It is a place where you can find your own aura.</text:p>
      <text:soft-page-break/>
      <text:h text:style-name="Heading1" text:outline-level="1">Experiences</text:h>
      <text:p text:style-name="Normal">Cox's Bazar offers a range of experiences for every type of traveler. Whether you are looking for a romantic getaway, a family vacation, a solo adventure, or a group excursion, you can find something that suits your taste and budget. Here are some of the experiences that you can enjoy on Cox's Bazar:</text:p>
      <text:h text:style-name="Heading2" text:outline-level="2">Beach Resorts</text:h>
      <text:p text:style-name="Normal">Cox's Bazar has a variety of beach resorts that cater to different needs and preferences. You can choose from luxury, mid-range, or budget-friendly options, and enjoy the facilities and services that they offer. Some of the amenities that you can expect from the beach resorts include comfortable rooms, swimming pools, spas, restaurants, bars, gyms, and entertainment. You can also enjoy the stunning views of the beach and the sea, and access the beach directly from your resort.</text:p>
      <text:h text:style-name="Heading2" text:outline-level="2">Water Sports</text:h>
      <text:p text:style-name="Normal">Cox's Bazar is a paradise for water sports enthusiasts. You can try surfing, snorkeling, scuba diving, jet skiing, parasailing, banana boating, and more. You can also join a boat tour or a cruise to explore the nearby islands and reefs, and see the marine life and the scenery. You can also go fishing or crab hunting, and enjoy the fresh catch of the day. You can find many operators and instructors who can help you with the equipment and the safety measures.</text:p>
      <text:h text:style-name="Heading2" text:outline-level="2">Nature and Wildlife</text:h>
      <text:p text:style-name="Normal">Cox's Bazar is not only about the beach and the sea. It is also a place where you can discover the beauty and diversity of nature and wildlife. You can visit the Himchari National Park, which is a forested hill with a waterfall, a lake, and a Hindu temple. You can also visit the Inani Beach, which is a rocky beach with coral formations and colorful stones. You can also visit the Teknaf Wildlife Sanctuary, which is a protected area that hosts various species of animals and birds, such as the Asian elephants, the leopards, the gibbons, the hornbills, and the kingfishers.</text:p>
      <text:h text:style-name="Heading2" text:outline-level="2">Culture and Heritage</text:h>
      <text:p text:style-name="Normal">Cox's Bazar is a place where you can learn about the history and culture of the local people, who are mostly of Bengali, Rakhine, and Chakma origin. You can visit the Aggmeda Khyang, which is a large Buddhist monastery with a library and a prayer hall. You can also visit the Ramu, which is a village with several Buddhist temples and statues, some of which are made of gold. You can also visit the 100 Feet Buddha, which is a giant statue of Buddha<text:s/><text:soft-page-break/>that overlooks the sea. You can also experience the local cuisine, which is influenced by the seafood, the coconut, and the spices.</text:p>
      <text:h text:style-name="Heading2" text:outline-level="2">Events and Festivals</text:h>
      <text:p text:style-name="Normal">Cox's Bazar is a place where you can join the celebrations of various events and festivals that reflect the religious and cultural diversity of the region. You can witness the Buddhist festivals, such as the Buddha Purnima, the Kathin Chibor Dan, and the Maghi Purnima, which are marked by prayers, processions, and offerings. You can also witness the Hindu festivals, such as the Durga Puja, the Kali Puja, and the Rath Yatra, which are marked by rituals, dances, and music. You can also witness the Muslim festivals, such as the Eid ul-Fitr, the Eid ul-Adha, and the Muharram, which are marked by prayers, charity, and fasting.</text:p>
      <text:h text:style-name="Heading1" text:outline-level="1">Contact Us</text:h>
      <text:list text:style-name="LFO35" text:continue-numbering="true">
        <text:list-item>
          <text:p text:style-name="P40">If you have any questions or feedback about Cox's Aura, please feel free to contact us at info@coxsaura.com</text:p>
        </text:list-item>
        <text:list-item>
          <text:p text:style-name="P41">You can also follow us on social media and stay updated on the latest news and offers from Cox's Aura.</text:p>
        </text:list-item>
        <text:list-item>
          <text:p text:style-name="P42">Facebook: [URL]</text:p>
        </text:list-item>
        <text:list-item>
          <text:p text:style-name="P43">Twitter: [URL]</text:p>
        </text:list-item>
        <text:list-item>
          <text:p text:style-name="P44">Instagram: [URL]</text:p>
        </text:list-item>
      </text:list>
      <text:h text:style-name="Heading1" text:outline-level="1">Privacy Policy</text:h>
      <text:p text:style-name="Normal">This privacy policy explains how we collect, use, and protect your personal information when you visit our website, use our services, or interact with us. Please read this policy carefully and contact us if you have any questions or concerns.</text:p>
      <text:h text:style-name="Heading2" text:outline-level="2">What information do we collect?</text:h>
      <text:p text:style-name="Normal">We may collect the following types of information from you:</text:p>
      <text:list text:style-name="LFO36" text:continue-numbering="true">
        <text:list-item>
          <text:p text:style-name="P45">Personal information that you voluntarily provide to us, such as your name, email address, phone number, or other contact details.</text:p>
        </text:list-item>
        <text:list-item>
          <text:p text:style-name="P46">Technical information that is automatically collected when you access our website, such as your IP address, browser type, device type, operating system, or other information that helps us improve our website and services.</text:p>
        </text:list-item>
        <text:list-item>
          <text:p text:style-name="P47">Usage information that is generated when you use our website or services, such as the pages you visit, the time and duration of your visit, the links you click, or the features you use.</text:p>
        </text:list-item>
        <text:list-item>
          <text:p text:style-name="P48">Cookies and similar technologies that are used to enhance your experience on our website, such as remembering your preferences, personalizing your content, or delivering relevant ads.</text:p>
        </text:list-item>
      </text:list>
      <text:h text:style-name="Heading2" text:outline-level="2">How do we use your information?</text:h>
      <text:p text:style-name="Normal">We may use your information for the following purposes:</text:p>
      <text:list text:style-name="LFO37" text:continue-numbering="true">
        <text:list-item>
          <text:p text:style-name="P49">To provide you with the website and services that you request, such as booking a resort, sending you a confirmation email, or responding to your inquiries.</text:p>
        </text:list-item>
        <text:list-item>
          <text:p text:style-name="P50">To communicate with you about our website and services, such as sending you newsletters, updates, offers, or surveys.</text:p>
        </text:list-item>
        <text:list-item>
          <text:p text:style-name="P51">To improve and optimize our website and services, such as analyzing user behavior, testing new features, or resolving technical issues.</text:p>
        </text:list-item>
        <text:list-item>
          <text:p text:style-name="P52">To protect and secure our website and services, such as detecting and preventing fraud, spam, or unauthorized access.</text:p>
        </text:list-item>
        <text:list-item>
          <text:p text:style-name="P53">To comply with our legal obligations, such as responding to lawful requests from authorities, enforcing our terms and conditions, or defending our rights and interests.</text:p>
        </text:list-item>
      </text:list>
      <text:h text:style-name="Heading2" text:outline-level="2">How do we share your information?</text:h>
      <text:p text:style-name="Normal">We may share your information with the following parties:</text:p>
      <text:list text:style-name="LFO38" text:continue-numbering="true">
        <text:list-item>
          <text:p text:style-name="P54">Third-party service providers that help us operate our website and services, such as hosting, payment, analytics, or marketing providers. We only share your information with these providers to the extent necessary for them to perform their services for us, and we require them to protect your information and comply with applicable laws.</text:p>
        </text:list-item>
        <text:list-item>
          <text:p text:style-name="P55">Business partners that offer products or services that may be of interest to you, such as travel agencies, tour operators, or other affiliates. We only share your information with these partners with your consent, and you can opt out of receiving their communications at any time.</text:p>
        </text:list-item>
        <text:list-item>
          <text:p text:style-name="P56">Other users or visitors of our website, if you choose to share your information publicly, such as posting a review, a comment, or a photo. Please be aware that any information you share publicly may be accessed, used, or disclosed by others, and we are not responsible for their actions.</text:p>
        </text:list-item>
        <text:list-item>
          <text:p text:style-name="P57">Law enforcement or regulatory authorities, if we are required or permitted to do so by law, such as in response to a subpoena, a court order, or a legal process.</text:p>
        </text:list-item>
      </text:list>
      <text:h text:style-name="Heading2" text:outline-level="2">How do we protect your information?</text:h>
      <text:p text:style-name="Normal">We take reasonable measures to protect your information from unauthorized access, use, or disclosure. We use encryption, firewalls, and other security technologies to safeguard your information. However, no website or service is completely secure, and we cannot guarantee that your information will be safe from hackers, breaches, or other risks.</text:p>
      <text:h text:style-name="Heading2" text:outline-level="2">How long do we keep your information?</text:h>
      <text:p text:style-name="Normal">We keep your information for as long as necessary to fulfill the purposes for which we collected it, or as required by law. When we no longer need your information, we delete it from our systems or anonymize it so that it cannot be linked back to you.</text:p>
      <text:h text:style-name="Heading2" text:outline-level="2">What are your choices and rights?</text:h>
      <text:p text:style-name="Normal">You have the following choices and rights regarding your information:</text:p>
      <text:list text:style-name="LFO39" text:continue-numbering="true">
        <text:list-item>
          <text:p text:style-name="P58">You can access, update, or delete your personal information by logging into your account on our website, or by contacting us at info@coxsaura.com.</text:p>
        </text:list-item>
        <text:list-item>
          <text:p text:style-name="P59">You can opt out of receiving marketing emails from us or our partners by clicking on the unsubscribe link in the email, or by contacting us at info@coxsaura.com.</text:p>
        </text:list-item>
        <text:list-item>
          <text:p text:style-name="P60">You can manage your cookie preferences by adjusting your browser settings, or by using the cookie consent tool on our website.</text:p>
        </text:list-item>
        <text:list-item>
          <text:p text:style-name="P61">You can request a copy of your personal information that we hold, or ask us to transfer it to another service provider, by contacting us at info@coxsaura.com.</text:p>
        </text:list-item>
        <text:list-item>
          <text:p text:style-name="P62">You can object to or restrict our processing of your personal information, or withdraw your consent at any time, by contacting us at info@coxsaura.com.</text:p>
        </text:list-item>
        <text:list-item>
          <text:p text:style-name="P63">You can lodge a complaint with the relevant data protection authority if you believe that we have violated your privacy rights.</text:p>
        </text:list-item>
      </text:list>
      <text:h text:style-name="Heading2" text:outline-level="2">How do we update this policy?</text:h>
      <text:p text:style-name="Normal">We may update this policy from time to time to reflect changes in our practices, technologies, or laws. We will notify you of any material changes by posting a notice on our website, or by sending you an email. Your continued use of our website or services after the update means that you accept the updated policy. We encourage you to review this policy periodically to stay informed about how we collect, use, and share your information.</text:p>
      <text:soft-page-break/>
      <text:h text:style-name="Heading2" text:outline-level="2">How can you contact us?</text:h>
      <text:p text:style-name="Normal">If you have any questions or comments about this policy, or if you want to exercise your choices and rights regarding your information, please contact us at:</text:p>
      <text:p text:style-name="Normal">Cox's Aura</text:p>
      <text:p text:style-name="Normal">[ADDRESS]</text:p>
      <text:p text:style-name="Normal">info@coxsaura.com</text:p>
      <text:h text:style-name="Heading1" text:outline-level="1">Cox's Bazar Overview</text:h>
      <text:p text:style-name="Normal">Cox's Bazar is a coastal town and a district in the southeast of Bangladesh. It is famous for its long natural sandy beach, which stretches for 120 km and is the longest natural sea beach in the world. Cox's Bazar is also known for its scenic beauty, diverse wildlife, and rich cultural heritage.</text:p>
      <text:p text:style-name="Normal">Cox's Bazar was named after Captain Hiram Cox, a British officer who served in the region in the 18th century. He established a market and a settlement for the local people, who were mostly fishermen and refugees from Arakan, now known as Rakhine State in Myanmar. Cox's Bazar was a part of the Chittagong Division until 1984, when it became a separate district.</text:p>
      <text:p text:style-name="Normal">Cox's Bazar is a popular tourist destination for both domestic and foreign visitors. It offers a variety of attractions and activities, such as sunbathing, swimming, surfing, fishing, boating, hiking, biking, golfing, and shopping. Cox's Bazar is also home to several historical and religious sites, such as the Aggmeda Khyang, a Buddhist monastery, the Ramu, a village with Buddhist temples and statues, and the Himchari, a waterfall and a Hindu temple.</text:p>
      <text:p text:style-name="Normal">Cox's Bazar is also a gateway to explore the nearby islands and coral reefs, such as the Sonadia Island, the Moheshkhali Island, the Kutubdia Island, the St. Martin's Island, and the Teknaf Peninsula. These places offer stunning views of the sea, the mountains, and the forests, as well as opportunities to see rare and endangered species of animals and plants, such as the olive ridley turtles, the Irrawaddy dolphins, the saltwater crocodiles, and the mangroves.</text:p>
      <text:p text:style-name="Normal">Cox's Bazar is a place where you can experience the best of nature, culture, and adventure. It is a place where you can relax, rejuvenate, and rediscover yourself. It is a place where you can find your own aura.</text:p>
      <text:soft-page-break/>
      <text:h text:style-name="Heading1" text:outline-level="1">Experiences</text:h>
      <text:p text:style-name="Normal">Cox's Bazar offers a range of experiences for every type of traveler. Whether you are looking for a romantic getaway, a family vacation, a solo adventure, or a group excursion, you can find something that suits your taste and budget. Here are some of the experiences that you can enjoy on Cox's Bazar:</text:p>
      <text:h text:style-name="Heading2" text:outline-level="2">Beach Resorts</text:h>
      <text:p text:style-name="Normal">Cox's Bazar has a variety of beach resorts that cater to different needs and preferences. You can choose from luxury, mid-range, or budget-friendly options, and enjoy the facilities and services that they offer. Some of the amenities that you can expect from the beach resorts include comfortable rooms, swimming pools, spas, restaurants, bars, gyms, and entertainment. You can also enjoy the stunning views of the beach and the sea, and access the beach directly from your resort.</text:p>
      <text:h text:style-name="Heading2" text:outline-level="2">Water Sports</text:h>
      <text:p text:style-name="Normal">Cox's Bazar is a paradise for water sports enthusiasts. You can try surfing, snorkeling, scuba diving, jet skiing, parasailing, banana boating, and more. You can also join a boat tour or a cruise to explore the nearby islands and reefs, and see the marine life and the scenery. You can also go fishing or crab hunting, and enjoy the fresh catch of the day. You can find many operators and instructors who can help you with the equipment and the safety measures.</text:p>
      <text:h text:style-name="Heading2" text:outline-level="2">Nature and Wildlife</text:h>
      <text:p text:style-name="Normal">Cox's Bazar is not only about the beach and the sea. It is also a place where you can discover the beauty and diversity of nature and wildlife. You can visit the Himchari National Park, which is a forested hill with a waterfall, a lake, and a Hindu temple. You can also visit the Inani Beach, which is a rocky beach with coral formations and colorful stones. You can also visit the Teknaf Wildlife Sanctuary, which is a protected area that hosts various species of animals and birds, such as the Asian elephants, the leopards, the gibbons, the hornbills, and the kingfishers.</text:p>
      <text:h text:style-name="Heading2" text:outline-level="2">Culture and Heritage</text:h>
      <text:p text:style-name="Normal">Cox's Bazar is a place where you can learn about the history and culture of the local people, who are mostly of Bengali, Rakhine, and Chakma origin. You can visit the Aggmeda Khyang, which is a large Buddhist monastery with a library and a prayer hall. You can also visit the Ramu, which is a village with several Buddhist temples and statues, some of which are made of gold. You can also visit the 100 Feet Buddha, which is a giant statue of Buddha<text:s/><text:soft-page-break/>that overlooks the sea. You can also experience the local cuisine, which is influenced by the seafood, the coconut, and the spices.</text:p>
      <text:h text:style-name="Heading2" text:outline-level="2">Events and Festivals</text:h>
      <text:p text:style-name="Normal">Cox's Bazar is a place where you can join the celebrations of various events and festivals that reflect the religious and cultural diversity of the region. You can witness the Buddhist festivals, such as the Buddha Purnima, the Kathin Chibor Dan, and the Maghi Purnima, which are marked by prayers, processions, and offerings. You can also witness the Hindu festivals, such as the Durga Puja, the Kali Puja, and the Rath Yatra, which are marked by rituals, dances, and music. You can also witness the Muslim festivals, such as the Eid ul-Fitr, the Eid ul-Adha, and the Muharram, which are marked by prayers, charity, and fasting.</text:p>
      <text:h text:style-name="Heading1" text:outline-level="1">Find Your Match</text:h>
      <text:p text:style-name="Normal">Cox's Bazar is not only a place for sightseeing and adventure. It is also a place for romance and love. If you are looking for a partner who shares your passion for travel, nature, and culture, you can find your match on Cox's Bazar. You can join our online dating platform, which connects you with suitable boys and girls who are also looking for their soulmates. You can create your profile, upload your photos, browse through other profiles, chat with your matches, and arrange your dates. You can also join our offline events, such as speed dating, mixers, and parties, where you can meet and mingle with other singles in person. You never know, you might find your perfect match on Cox's Baza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D JAFOR AHMAD</meta:initial-creator>
    <dc:creator>MD JAFOR AHMAD</dc:creator>
    <meta:creation-date>2024-06-08T03:58:00Z</meta:creation-date>
    <dc:date>2024-06-08T03:58:00Z</dc:date>
    <meta:template xlink:href="Normal" xlink:type="simple"/>
    <meta:editing-cycles>2</meta:editing-cycles>
    <meta:editing-duration>PT0S</meta:editing-duration>
    <meta:document-statistic meta:page-count="16" meta:paragraph-count="67" meta:word-count="5033" meta:character-count="33658" meta:row-count="239" meta:non-whitespace-character-count="28692"/>
  </office:meta>
</office:document-meta>
</file>